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 fo:orphans="0" fo:widows="0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 fo:orphans="0" fo:widows="0" style:text-autospace="non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 fo:orphans="0" fo:widows="0" style:text-autospace="non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fo:orphans="0" fo:widows="0" style:text-autospace="none"/>
      <style:text-properties fo:font-size="14pt" style:font-size-asian="14pt" style:font-size-complex="14pt"/>
    </style:style>
    <style:style style:name="P7" style:family="paragraph" style:parent-style-name="Standard">
      <style:paragraph-properties fo:text-align="end" style:justify-single-word="false" fo:orphans="0" fo:widows="0" style:text-autospace="none"/>
      <style:text-properties fo:font-size="14pt" style:font-size-asian="14pt" style:font-size-complex="14pt"/>
    </style:style>
    <style:style style:name="P8" style:family="paragraph" style:parent-style-name="Standard">
      <style:paragraph-properties fo:orphans="0" fo:widows="0" style:text-autospace="non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 fo:orphans="0" fo:widows="0" style:text-autospace="none"/>
      <style:text-properties fo:font-size="14pt" style:font-size-asian="14pt"/>
    </style:style>
    <style:style style:name="P10" style:family="paragraph" style:parent-style-name="Standard">
      <style:paragraph-properties fo:orphans="0" fo:widows="0" style:text-autospace="none">
        <style:tab-stops>
          <style:tab-stop style:position="0.1972in"/>
        </style:tab-stops>
      </style:paragraph-properties>
      <style:text-properties fo:font-size="14pt" style:font-size-asian="14pt"/>
    </style:style>
    <style:style style:name="P11" style:family="paragraph" style:parent-style-name="Standard">
      <style:paragraph-properties fo:text-align="center" style:justify-single-word="false" fo:orphans="0" fo:widows="0" style:text-autospace="none"/>
      <style:text-properties fo:font-size="14pt" fo:font-weight="bold" style:font-size-asian="14pt" style:font-weight-asian="bold"/>
    </style:style>
    <style:style style:name="P12" style:family="paragraph" style:parent-style-name="Standard">
      <style:paragraph-properties fo:text-align="center" style:justify-single-word="false" fo:orphans="0" fo:widows="0" style:text-autospace="none"/>
    </style:style>
    <style:style style:name="P13" style:family="paragraph" style:parent-style-name="Standard">
      <style:paragraph-properties fo:text-align="center" style:justify-single-word="false" fo:orphans="0" fo:widows="0" style:text-autospace="none"/>
      <style:text-properties fo:font-size="16pt" fo:font-weight="bold" style:font-size-asian="16pt" style:font-weight-asian="bold" style:font-size-complex="16pt"/>
    </style:style>
    <style:style style:name="P14" style:family="paragraph" style:parent-style-name="Standard">
      <style:paragraph-properties fo:text-align="center" style:justify-single-word="false" fo:orphans="0" fo:widows="0" style:text-autospace="none"/>
      <style:text-properties fo:font-size="16pt" fo:language="ru" fo:country="RU" fo:font-weight="bold" style:font-size-asian="16pt" style:font-weight-asian="bold" style:font-size-complex="16pt"/>
    </style:style>
    <style:style style:name="P15" style:family="paragraph" style:parent-style-name="Standard">
      <style:paragraph-properties fo:orphans="0" fo:widows="0" style:text-autospace="none"/>
    </style:style>
    <style:style style:name="P16" style:family="paragraph" style:parent-style-name="Standard">
      <style:paragraph-properties fo:margin-left="0in" fo:margin-right="0in" fo:text-align="justify" style:justify-single-word="false" fo:orphans="0" fo:widows="0" fo:text-indent="0.4925in" style:auto-text-indent="false" style:text-autospace="none"/>
      <style:text-properties fo:font-size="8pt" style:font-size-asian="8pt" style:font-size-complex="8pt"/>
    </style:style>
    <style:style style:name="P17" style:family="paragraph" style:parent-style-name="Standard">
      <style:paragraph-properties fo:margin-left="0.5744in" fo:margin-right="0in" fo:orphans="0" fo:widows="0" fo:text-indent="-0.1008in" style:auto-text-indent="false" style:text-autospace="none"/>
    </style:style>
    <style:style style:name="P18" style:family="paragraph" style:parent-style-name="Standard">
      <style:paragraph-properties fo:margin-left="0in" fo:margin-right="0.0299in" fo:line-height="150%" fo:text-align="justify" style:justify-single-word="false" fo:orphans="0" fo:widows="0" fo:text-indent="0.4902in" style:auto-text-indent="false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line-height="150%" fo:text-align="justify" style:justify-single-word="false" fo:orphans="0" fo:widows="0" fo:text-indent="0.4902in" style:auto-text-indent="false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line-height="100%" fo:text-align="justify" style:justify-single-word="false" fo:orphans="0" fo:widows="0" fo:text-indent="0.4902in" style:auto-text-indent="false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line-height="150%" fo:text-align="justify" style:justify-single-word="false" fo:orphans="0" fo:widows="0" fo:text-indent="0.4902in" style:auto-text-indent="false" style:text-autospace="non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line-height="100%" fo:text-align="justify" style:justify-single-word="false" fo:orphans="0" fo:widows="0" fo:text-indent="0in" style:auto-text-indent="false" style:text-autospace="none"/>
      <style:text-properties style:font-name="Courier New" fo:font-size="12pt" fo:language="ru" fo:country="RU" fo:font-weight="normal" style:font-size-asian="12pt" style:font-weight-asian="normal" style:font-size-complex="12pt" style:font-weight-complex="normal"/>
    </style:style>
    <style:style style:name="P23" style:family="paragraph" style:parent-style-name="Standard" style:master-page-name="First_20_Page">
      <style:paragraph-properties fo:text-align="center" style:justify-single-word="false" fo:orphans="0" fo:widows="0" style:page-number="auto" style:text-autospace="none"/>
      <style:text-properties fo:font-size="14pt" style:font-size-asian="14pt" style:font-size-complex="14pt"/>
    </style:style>
    <style:style style:name="P24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paragraph-properties fo:line-height="150%" fo:text-align="justify" style:justify-single-word="false" fo:orphans="0" fo:widows="0" fo:break-before="page" style:text-autospace="non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in" fo:margin-right="0.0299in" fo:line-height="150%" fo:text-indent="0.4902in" style:auto-text-indent="false"/>
      <style:text-properties style:text-position="0% 100%" fo:font-size="14pt" fo:language="ru" fo:country="RU" fo:font-weight="normal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line-height="150%" fo:text-align="justify" style:justify-single-word="false" fo:orphans="0" fo:widows="0" fo:text-indent="0.4902in" style:auto-text-indent="false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in" fo:margin-right="0in" fo:line-height="100%" fo:text-align="justify" style:justify-single-word="false" fo:orphans="0" fo:widows="0" fo:text-indent="0in" style:auto-text-indent="false" style:text-autospace="none"/>
      <style:text-properties style:font-name="Courier New"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style:font-size-complex="14pt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margin-left="0.4902in"/>
        </style:list-level-properties>
      </text:list-level-style-number>
      <text:list-level-style-number text:level="2" text:style-name="Numbering_20_Symbols" style:num-format="1">
        <style:list-level-properties text:list-level-position-and-space-mode="label-alignment">
          <style:list-level-label-alignment text:label-followed-by="space" fo:margin-left="0.4902in"/>
        </style:list-level-properties>
      </text:list-level-style-number>
      <text:list-level-style-number text:level="3" text:style-name="Numbering_20_Symbols" style:num-format="1" text:display-levels="2">
        <style:list-level-properties text:list-level-position-and-space-mode="label-alignment">
          <style:list-level-label-alignment text:label-followed-by="space" fo:margin-left="0.4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Федеральное государственное автономное</text:p>
      <text:p text:style-name="P6">образовательное учреждение</text:p>
      <text:p text:style-name="P6">высшего профессионального образования</text:p>
      <text:p text:style-name="P6">«СИБИРСКИЙ ФЕДЕРАЛЬНЫЙ УНИВЕРСИТЕТ»</text:p>
      <text:p text:style-name="P6"/>
      <text:p text:style-name="P16"/>
      <text:p text:style-name="P3">Институт Космических и Информационных Технологий</text:p>
      <text:p text:style-name="P12"/>
      <text:p text:style-name="P3">Кафедра Информатики</text:p>
      <text:p text:style-name="P6"/>
      <text:p text:style-name="P7"/>
      <text:p text:style-name="P6"/>
      <text:p text:style-name="P6"/>
      <text:p text:style-name="P6"/>
      <text:p text:style-name="P6"/>
      <text:p text:style-name="P11"><text:span text:style-name="T6"><text:tab/><text:tab/><text:tab/></text:span><text:tab/></text:p>
      <text:p text:style-name="P13">ОТЧЕТ ПО ЛАБОРАТОРНОЙ РАБОТЕ <text:span text:style-name="T4">№</text:span><text:span text:style-name="T5">3</text:span></text:p>
      <text:p text:style-name="P14">Разработка блока семантического анализа транслятора</text:p>
      <text:p text:style-name="P13"/>
      <text:p text:style-name="P3"/>
      <text:p text:style-name="P9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<text:span text:style-name="T1">Преподаватель<text:tab/><text:tab/><text:tab/></text:span><text:span text:style-name="T2">__________<text:tab/><text:tab/><text:tab/></text:span><text:span text:style-name="T3">А.С. Кузнецов</text:span></text:p>
      <text:p text:style-name="P15"><text:span text:style-name="T2"><text:s text:c="62"/></text:span>подпись, дата</text:p>
      <text:p text:style-name="P15"/>
      <text:p text:style-name="P15"><text:span text:style-name="T2"><text:s text:c="9"/>Студент </text:span><text:span text:style-name="T3">гр. КИ10-11 031010132<text:tab/></text:span><text:span text:style-name="T2">_____________<text:tab/></text:span><text:span text:style-name="T3">К.О. Васильев</text:span></text:p>
      <text:p text:style-name="P15"><text:tab/><text:tab/><text:tab/><text:tab/><text:tab/><text:tab/><text:tab/>подпись, дата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Красноярск 201<text:span text:style-name="T5">4</text:span></text:p>
      <text:list xml:id="list1851553908550385641" text:style-name="L1">
        <text:list-item>
          <text:list>
            <text:list-item>
              <text:p text:style-name="P25">Цель работы</text:p>
            </text:list-item>
          </text:list>
        </text:list-item>
      </text:list>
      <text:p text:style-name="P2"/>
      <text:p text:style-name="P26">Изучение основных методов организации таблиц идентификаторов в трансляторах языков программирования и методов семантического анализа с их программной реализацией.</text:p>
      <text:p text:style-name="P18"/>
      <text:list xml:id="list37426777" text:continue-numbering="true" text:style-name="L1">
        <text:list-item>
          <text:list>
            <text:list-item>
              <text:p text:style-name="P24">Постановка задачи</text:p>
            </text:list-item>
          </text:list>
        </text:list-item>
      </text:list>
      <text:p text:style-name="P5"/>
      <text:p text:style-name="P19">Разработать программу, осуществляющую синтаксический, а также лексический анализ простого языка программирования. Входной язык содержит арифметические выражения, разделенные символом точки с запятой (';'), операторы цикла с параметром, операторы объявления переменных целого типа (binary, hexadecimal). Операторы цикла и выражения состоят из идентификаторов, целочисленных констант в шестнадцатеричной системе, битовых строк (последовательностей из 0 и 1, начинающихся с обязательной пары знаков 0b или 0B), знаков присваивания, инкремента, декремента (':=', ‘++’, ‘—’), знаков операций сравнения (&lt;, &gt;, =, ==, &lt;&gt;, !=, &gt;=, &lt;=), арифметических и логических операций и круглых скобок.</text:p>
      <text:p text:style-name="P5"/>
      <text:list xml:id="list37422093" text:continue-numbering="true" text:style-name="L1">
        <text:list-item>
          <text:list>
            <text:list-item>
              <text:p text:style-name="P24">Исходный текст распознавателя</text:p>
            </text:list-item>
          </text:list>
        </text:list-item>
      </text:list>
      <text:p text:style-name="P2"/>
      <text:p text:style-name="P22">precedence = (</text:p>
      <text:p text:style-name="P22"><text:s text:c="4"/>('nonassoc', 'LESS', 'GREATER', 'GREQUALS', 'LSEQUALS'),</text:p>
      <text:p text:style-name="P22"><text:s text:c="4"/>('right', 'ASSIGN'),</text:p>
      <text:p text:style-name="P22"><text:s text:c="4"/>('right', 'UPLUS', 'UMINUS'),</text:p>
      <text:p text:style-name="P22"><text:s text:c="4"/>('left', 'NOTEQUALS', 'EQUALS')</text:p>
      <text:p text:style-name="P22">)</text:p>
      <text:p text:style-name="P22"/>
      <text:p text:style-name="P22">type_binary = 'binary'</text:p>
      <text:p text:style-name="P22">type_hex = 'hexadecimal'</text:p>
      <text:p text:style-name="P22">type_bool = 'boolean'</text:p>
      <text:p text:style-name="P22"/>
      <text:p text:style-name="P22">defined_vars = {}</text:p>
      <text:p text:style-name="P22">errors = []</text:p>
      <text:p text:style-name="P22"/>
      <text:p text:style-name="P22"><text:soft-page-break/>def get_type(expr):</text:p>
      <text:p text:style-name="P22"><text:s text:c="4"/>if type(expr) is Node:</text:p>
      <text:p text:style-name="P22"><text:s text:c="8"/>return expr.type</text:p>
      <text:p text:style-name="P22"><text:s text:c="4"/>if type(expr) is Leaf:</text:p>
      <text:p text:style-name="P22"><text:s text:c="8"/>return expr.type</text:p>
      <text:p text:style-name="P22"><text:s text:c="4"/>types_table = {'HCONST': type_hex,</text:p>
      <text:p text:style-name="P22"><text:s text:c="19"/>'BCONST': type_binary}</text:p>
      <text:p text:style-name="P22"><text:s text:c="4"/>if expr in types_table:</text:p>
      <text:p text:style-name="P22"><text:s text:c="8"/>return types_table[expr]</text:p>
      <text:p text:style-name="P22"><text:s text:c="4"/>if expr in defined_vars:</text:p>
      <text:p text:style-name="P22"><text:s text:c="8"/>return defined_vars[expr]</text:p>
      <text:p text:style-name="P22"><text:s text:c="4"/>return None</text:p>
      <text:p text:style-name="P22"/>
      <text:p text:style-name="P22">def can_cast(var1, var2):</text:p>
      <text:p text:style-name="P22"><text:s text:c="4"/>same_types = [[type_binary, type_hex], [type_bool]]</text:p>
      <text:p text:style-name="P22"><text:s text:c="4"/>for t in same_types:</text:p>
      <text:p text:style-name="P22"><text:s text:c="8"/>if var1 in t and var2 in t:</text:p>
      <text:p text:style-name="P22"><text:s text:c="12"/>return True</text:p>
      <text:p text:style-name="P22"><text:s text:c="4"/>return False</text:p>
      <text:p text:style-name="P22"/>
      <text:p text:style-name="P22"/>
      <text:p text:style-name="P22">def p_program_start(p):</text:p>
      <text:p text:style-name="P22"><text:s text:c="4"/>'program : compound_statement'</text:p>
      <text:p text:style-name="P22"><text:s text:c="4"/>p[0] = Node(p, [p[1]])</text:p>
      <text:p text:style-name="P22"/>
      <text:p text:style-name="P22"/>
      <text:p text:style-name="P22">def p_statement_list(p):</text:p>
      <text:p text:style-name="P22"><text:s text:c="4"/>'''statement_list : statement SEMICOLON statement_list</text:p>
      <text:p text:style-name="P22"><text:s text:c="24"/>| empty'''</text:p>
      <text:p text:style-name="P22"><text:s text:c="4"/>p[0] = Node(p, [p[1]] if len(p) == 2 else [p[1], Leaf(p, 2), p[3]])</text:p>
      <text:p text:style-name="P22"/>
      <text:p text:style-name="P22"/>
      <text:p text:style-name="P22">def p_nonterminated_statement(p):</text:p>
      <text:p text:style-name="P22"><text:s text:c="4"/>'''statement_list : statement error statement_list'''</text:p>
      <text:p text:style-name="P22"><text:s text:c="4"/>p[0] = Node(p, [p[1], LeafError('Missing semicolon', p.lineno(2)), p[3]])</text:p>
      <text:p text:style-name="P22"/>
      <text:p text:style-name="P22"/>
      <text:p text:style-name="P22">def p_statement(p):</text:p>
      <text:p text:style-name="P22"><text:s text:c="4"/>'''statement : expression</text:p>
      <text:p text:style-name="P22"><text:s text:c="17"/>| for_statement</text:p>
      <text:p text:style-name="P22"><text:s text:c="17"/>| compound_statement'''</text:p>
      <text:p text:style-name="P22"><text:s text:c="4"/>p[0] = Node(p, [p[1]])</text:p>
      <text:p text:style-name="P22"><text:s text:c="4"/>p[0].type = p[1].type</text:p>
      <text:p text:style-name="P22"/>
      <text:p text:style-name="P22"/>
      <text:p text:style-name="P22">def p_compound_statement(p):</text:p>
      <text:p text:style-name="P22"><text:s text:c="4"/>'compound_statement : LBRACE statement_list RBRACE'</text:p>
      <text:p text:style-name="P22"><text:s text:c="4"/>p[0] = Node(p, [Leaf(p, 1), p[2], Leaf(p, 3)])</text:p>
      <text:p text:style-name="P22"/>
      <text:p text:style-name="P22"><text:soft-page-break/></text:p>
      <text:p text:style-name="P22">def p_expression_constants(p):</text:p>
      <text:p text:style-name="P22"><text:s text:c="4"/>'''expression : HCONST</text:p>
      <text:p text:style-name="P22"><text:s text:c="18"/>| BCONST</text:p>
      <text:p text:style-name="P22"><text:s text:c="18"/>| ID'''</text:p>
      <text:p text:style-name="P22"><text:s text:c="4"/>if p.slice[1].type == 'ID' and p.slice[1].value not in defined_vars:</text:p>
      <text:p text:style-name="P22"><text:s text:c="8"/>errors.append('Attempt to use undefined variable \'{0}\' at line {1}'.format(p[1], p.lineno(1)))</text:p>
      <text:p text:style-name="P22"><text:s text:c="4"/>p[0] = Node(p, leaf=Leaf(p, 1))</text:p>
      <text:p text:style-name="P22"><text:s text:c="4"/>if p.slice[1].type == 'ID':</text:p>
      <text:p text:style-name="P22"><text:s text:c="8"/>p[0].type = get_type(p[1])</text:p>
      <text:p text:style-name="P22"><text:s text:c="4"/>else:</text:p>
      <text:p text:style-name="P22"><text:s text:c="8"/>p[0].type = get_type(p.slice[1].type)</text:p>
      <text:p text:style-name="P22"/>
      <text:p text:style-name="P22"/>
      <text:p text:style-name="P22">def p_expression_operations(p):</text:p>
      <text:p text:style-name="P22"><text:s text:c="4"/>'''expression : expression LESS expression</text:p>
      <text:p text:style-name="P22"><text:s text:c="18"/>| expression GREATER expression</text:p>
      <text:p text:style-name="P22"><text:s text:c="18"/>| expression GREQUALS expression</text:p>
      <text:p text:style-name="P22"><text:s text:c="18"/>| expression LSEQUALS expression</text:p>
      <text:p text:style-name="P22"><text:s text:c="18"/>| expression NOTEQUALS expression</text:p>
      <text:p text:style-name="P22"><text:s text:c="18"/>| expression EQUALS expression</text:p>
      <text:p text:style-name="P22"><text:s text:c="18"/>| expression ASSIGN expression'''</text:p>
      <text:p text:style-name="P22"><text:s text:c="4"/>if p.slice[2].type == 'ASSIGN' and (not p[1].leaf or p[1].leaf.type != 'ID'):</text:p>
      <text:p text:style-name="P22"><text:s text:c="8"/>errors.append('Incorrect assign operation at line {0}'.format(p.lineno(2)))</text:p>
      <text:p text:style-name="P22"/>
      <text:p text:style-name="P22"><text:s text:c="4"/>if not can_cast(get_type(p[1]), get_type(p[3])):</text:p>
      <text:p text:style-name="P22"><text:s text:c="8"/>errors.append('Cannot perform \'{0}\' operation on different types at line {1}'.format(p[2], p.lineno(2)))</text:p>
      <text:p text:style-name="P22"/>
      <text:p text:style-name="P22"><text:s text:c="4"/>p[0] = Node(p, [p[1], Leaf(p, 2), p[3]])</text:p>
      <text:p text:style-name="P22"><text:s text:c="4"/>if p.slice[2].type != 'ASSIGN':</text:p>
      <text:p text:style-name="P22"><text:s text:c="8"/>p[0].type = type_bool</text:p>
      <text:p text:style-name="P22"/>
      <text:p text:style-name="P22">def p_expression_assign(p):</text:p>
      <text:p text:style-name="P22"><text:s text:c="4"/>'''expression : type ID ASSIGN expression'''</text:p>
      <text:p text:style-name="P22"><text:s text:c="4"/>p[0] = Node(p, [p[1], Leaf(p, 2), Leaf(p, 3), p[4]])</text:p>
      <text:p text:style-name="P22"><text:s text:c="4"/>if p[2] not in defined_vars:</text:p>
      <text:p text:style-name="P22"><text:s text:c="8"/>defined_vars[p[2]] = p[1].type</text:p>
      <text:p text:style-name="P22"><text:s text:c="4"/>if not can_cast(get_type(p[1]), get_type(p[2])):</text:p>
      <text:p text:style-name="P22"><text:s text:c="8"/>errors.append('Cannot perform assign operation with different types at line {0}'.format(p.lineno(3)))</text:p>
      <text:p text:style-name="P22"/>
      <text:p text:style-name="P22">def p_type(p):</text:p>
      <text:p text:style-name="P22"><text:s text:c="4"/>'''type : BINARY</text:p>
      <text:p text:style-name="P22"><text:s text:c="12"/>| HEXADECIMAL'''</text:p>
      <text:p text:style-name="P22"><text:s text:c="4"/>p[0] = Node(p, leaf=Leaf(p, 1), type=p[1])</text:p>
      <text:p text:style-name="P22"/>
      <text:p text:style-name="P22"><text:soft-page-break/></text:p>
      <text:p text:style-name="P22">def p_exression_uoperation(p):</text:p>
      <text:p text:style-name="P22"><text:s text:c="4"/>'''expression : UPLUS expression</text:p>
      <text:p text:style-name="P22"><text:s text:c="18"/>| UMINUS expression'''</text:p>
      <text:p text:style-name="P22"><text:s text:c="4"/>if not p[2].leaf or p[2].leaf.type != 'ID':</text:p>
      <text:p text:style-name="P22"><text:s text:c="8"/>errors.append('Cannot perform \'{0}\' operation at line {1}'.format(p[1], p.lineno(1)))</text:p>
      <text:p text:style-name="P22"><text:s text:c="4"/>p[0] = Node(p, [Leaf(p, 1), p[2]], type=p[2].type)</text:p>
      <text:p text:style-name="P22"/>
      <text:p text:style-name="P22"/>
      <text:p text:style-name="P22">def p_expression_group(p):</text:p>
      <text:p text:style-name="P22"><text:s text:c="4"/>'expression : LPAR expression RPAR'</text:p>
      <text:p text:style-name="P22"><text:s text:c="4"/>p[0] = Node(p, [Leaf(p, 1), p[2], Leaf(p, 3)], type=p[2].type)</text:p>
      <text:p text:style-name="P22"/>
      <text:p text:style-name="P22"/>
      <text:p text:style-name="P22">def p_missing_rpar_error(p):</text:p>
      <text:p text:style-name="P22"><text:s text:c="4"/>'''expression : LPAR expression error'''</text:p>
      <text:p text:style-name="P22"><text:s text:c="4"/>p[0] = Node(p, [Leaf(p, 1), p[2], LeafError('Missing closing parenthesis', p.lineno(3))])</text:p>
      <text:p text:style-name="P22"/>
      <text:p text:style-name="P22"/>
      <text:p text:style-name="P22">def p_missing_lpar_error(p):</text:p>
      <text:p text:style-name="P22"><text:s text:c="4"/>'expression : error expression RPAR'</text:p>
      <text:p text:style-name="P22"><text:s text:c="4"/>p[0] = Node(p, [LeafError('Missing opening parenthesis', p.lineno(1)), p[2], Leaf(p, 3)])</text:p>
      <text:p text:style-name="P22"/>
      <text:p text:style-name="P22"/>
      <text:p text:style-name="P22">def p_for_statement(p):</text:p>
      <text:p text:style-name="P22"><text:s text:c="4"/>'for_statement : FOR LPAR for_expr SEMICOLON for_expr SEMICOLON for_expr RPAR statement'</text:p>
      <text:p text:style-name="P22"><text:s text:c="4"/>p[0] = Node(p,</text:p>
      <text:p text:style-name="P22"><text:s text:c="16"/>[Leaf(p, 1), Leaf(p, 2), p[3], Leaf(p, 4), p[5], Leaf(p, 6), p[7],</text:p>
      <text:p text:style-name="P22"><text:s text:c="17"/>Leaf(p, 8), p[9]])</text:p>
      <text:p text:style-name="P22"/>
      <text:p text:style-name="P22"/>
      <text:p text:style-name="P22">def p_for_expr(p):</text:p>
      <text:p text:style-name="P22"><text:s text:c="4"/>'''for_expr : expression</text:p>
      <text:p text:style-name="P22"><text:s text:c="16"/>| empty'''</text:p>
      <text:p text:style-name="P22"><text:s text:c="4"/>p[0] = p[1]</text:p>
      <text:p text:style-name="P22"/>
      <text:p text:style-name="P22"/>
      <text:p text:style-name="P22">def p_empty(p):</text:p>
      <text:p text:style-name="P22"><text:s text:c="4"/>'empty :'</text:p>
      <text:p text:style-name="P22"><text:s text:c="4"/>p[0] = Node(p)</text:p>
      <text:p text:style-name="P22"/>
      <text:p text:style-name="P22"/>
      <text:p text:style-name="P22">def p_error(p):</text:p>
      <text:p text:style-name="P22"><text:s text:c="4"/>if not p:</text:p>
      <text:p text:style-name="P22"><text:s text:c="8"/>print "Syntax error at EOF"</text:p>
      <text:p text:style-name="P22"><text:s text:c="4"/>else:</text:p>
      <text:p text:style-name="P22"><text:soft-page-break/><text:s text:c="8"/>print('Unexpected symbol \'{0}\' at line {1}'.format(p.value, p.lineno))</text:p>
      <text:p text:style-name="P22"><text:s text:c="8"/>yacc.errok()</text:p>
      <text:p text:style-name="P22"><text:s text:c="8"/>return yacc.token()</text:p>
      <text:p text:style-name="P22"/>
      <text:p text:style-name="P22"/>
      <text:p text:style-name="P22">yacc_parser = yacc.yacc(debug=True)</text:p>
      <text:p text:style-name="P22"/>
      <text:p text:style-name="P22"/>
      <text:p text:style-name="P22">def yparse(data, debug=0):</text:p>
      <text:p text:style-name="P22"><text:s text:c="4"/>yacc_parser.error = 0</text:p>
      <text:p text:style-name="P22"><text:s text:c="4"/>lxr.lineno = 1</text:p>
      <text:p text:style-name="P22"><text:s text:c="4"/>p = yacc_parser.parse(data, debug=debug, lexer=lxr)</text:p>
      <text:p text:style-name="P22"><text:s text:c="4"/>if yacc_parser.error:</text:p>
      <text:p text:style-name="P22"><text:s text:c="8"/>return None</text:p>
      <text:p text:style-name="P22"><text:s text:c="4"/>return p, errors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902in" fo:margin-bottom="0.7862in" fo:margin-left="1.1799in" fo:margin-right="0.3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29M58S</meta:editing-duration>
    <meta:editing-cycles>17</meta:editing-cycles>
    <meta:generator>OpenOffice/4.0.1$Win32 OpenOffice.org_project/401m5$Build-9714</meta:generator>
    <dc:date>2014-03-27T17:26:48.07</dc:date>
    <dc:creator>Konstantin Vasilev</dc:creator>
    <meta:document-statistic meta:table-count="0" meta:image-count="0" meta:object-count="0" meta:page-count="6" meta:paragraph-count="147" meta:word-count="672" meta:character-count="6211"/>
    <meta:user-defined meta:name="Info 1"/>
    <meta:user-defined meta:name="Info 2"/>
    <meta:user-defined meta:name="Info 3"/>
    <meta:user-defined meta:name="Info 4"/>
  </office:meta>
</office:document-meta>
</file>